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f1d9" officeooo:paragraph-rsid="0015f1d9"/>
    </style:style>
    <style:style style:name="P2" style:family="paragraph" style:parent-style-name="Text_20_body">
      <style:text-properties officeooo:rsid="0015f1d9" officeooo:paragraph-rsid="0025cfac"/>
    </style:style>
    <style:style style:name="P3" style:family="paragraph" style:parent-style-name="Text_20_body">
      <style:text-properties fo:language="cs" fo:country="CZ" officeooo:rsid="0015f1d9" officeooo:paragraph-rsid="0015f1d9"/>
    </style:style>
    <style:style style:name="P4" style:family="paragraph" style:parent-style-name="Text_20_body">
      <style:text-properties officeooo:rsid="001ab9c0" officeooo:paragraph-rsid="001ab9c0"/>
    </style:style>
    <style:style style:name="P5" style:family="paragraph" style:parent-style-name="Text_20_body">
      <style:text-properties officeooo:rsid="001afd0c" officeooo:paragraph-rsid="001afd0c"/>
    </style:style>
    <style:style style:name="P6" style:family="paragraph" style:parent-style-name="Text_20_body">
      <style:text-properties officeooo:rsid="001dc182" officeooo:paragraph-rsid="001dc182"/>
    </style:style>
    <style:style style:name="P7" style:family="paragraph" style:parent-style-name="Text_20_body">
      <style:text-properties officeooo:rsid="00214e35" officeooo:paragraph-rsid="00240d7f"/>
    </style:style>
    <style:style style:name="P8" style:family="paragraph" style:parent-style-name="Text_20_body">
      <style:text-properties officeooo:rsid="0025c9ca" officeooo:paragraph-rsid="0025c9ca"/>
    </style:style>
    <style:style style:name="P9" style:family="paragraph" style:parent-style-name="Text_20_body">
      <style:text-properties officeooo:rsid="0027304e" officeooo:paragraph-rsid="0027304e"/>
    </style:style>
    <style:style style:name="P10" style:family="paragraph" style:parent-style-name="Text_20_body">
      <style:text-properties fo:font-style="normal" officeooo:rsid="001dc182" officeooo:paragraph-rsid="001dc182" style:font-style-asian="normal" style:font-style-complex="normal"/>
    </style:style>
    <style:style style:name="P11" style:family="paragraph" style:parent-style-name="Text_20_body">
      <style:text-properties officeooo:rsid="00292dc2" officeooo:paragraph-rsid="00292dc2" fo:background-color="transparent"/>
    </style:style>
    <style:style style:name="P12" style:family="paragraph" style:parent-style-name="Text_20_body">
      <style:text-properties officeooo:rsid="00296576" officeooo:paragraph-rsid="00296576" fo:background-color="transparent"/>
    </style:style>
    <style:style style:name="P13" style:family="paragraph" style:parent-style-name="Text_20_body">
      <style:text-properties officeooo:rsid="00297cf0" officeooo:paragraph-rsid="00297cf0" fo:background-color="transparent"/>
    </style:style>
    <style:style style:name="P14" style:family="paragraph" style:parent-style-name="Text_20_body">
      <style:text-properties fo:font-weight="bold" officeooo:rsid="0029f64c" officeooo:paragraph-rsid="0029f64c" fo:background-color="transparent" style:font-weight-asian="bold" style:font-weight-complex="bold"/>
    </style:style>
    <style:style style:name="P15" style:family="paragraph" style:parent-style-name="Text_20_body">
      <style:text-properties officeooo:rsid="001ab9c0" officeooo:paragraph-rsid="001ab9c0" fo:background-color="#ffff66"/>
    </style:style>
    <style:style style:name="P16" style:family="paragraph" style:parent-style-name="Title">
      <style:text-properties officeooo:rsid="0015f1d9" officeooo:paragraph-rsid="0015f1d9"/>
    </style:style>
    <style:style style:name="P17" style:family="paragraph" style:parent-style-name="Heading_20_1">
      <style:text-properties officeooo:rsid="0015f1d9" officeooo:paragraph-rsid="0015f1d9"/>
    </style:style>
    <style:style style:name="P18" style:family="paragraph" style:parent-style-name="Heading_20_1">
      <style:text-properties officeooo:rsid="0019b2d1" officeooo:paragraph-rsid="0019b2d1"/>
    </style:style>
    <style:style style:name="P19" style:family="paragraph" style:parent-style-name="Heading_20_2">
      <style:text-properties officeooo:rsid="0015f1d9" officeooo:paragraph-rsid="0015f1d9"/>
    </style:style>
    <style:style style:name="P20" style:family="paragraph" style:parent-style-name="Heading_20_2">
      <style:text-properties officeooo:rsid="0021e86f" officeooo:paragraph-rsid="0021e86f"/>
    </style:style>
    <style:style style:name="P21" style:family="paragraph" style:parent-style-name="Heading_20_2">
      <style:text-properties officeooo:rsid="0025c9ca" officeooo:paragraph-rsid="0025c9ca"/>
    </style:style>
    <style:style style:name="P22" style:family="paragraph" style:parent-style-name="Heading_20_2">
      <style:text-properties officeooo:rsid="0027304e" officeooo:paragraph-rsid="0027304e"/>
    </style:style>
    <style:style style:name="P23" style:family="paragraph" style:parent-style-name="Text_20_body">
      <style:text-properties fo:font-style="normal" fo:font-weight="normal" officeooo:rsid="002b4be6" officeooo:paragraph-rsid="002b4be6" fo:background-color="transparent" style:font-style-asian="normal" style:font-weight-asian="normal" style:font-style-complex="normal" style:font-weight-complex="normal"/>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officeooo:rsid="0016138f"/>
    </style:style>
    <style:style style:name="T2" style:family="text">
      <style:text-properties fo:language="en" fo:country="US"/>
    </style:style>
    <style:style style:name="T3" style:family="text">
      <style:text-properties fo:language="en" fo:country="US" officeooo:rsid="0016138f"/>
    </style:style>
    <style:style style:name="T4" style:family="text">
      <style:text-properties officeooo:rsid="0016138f"/>
    </style:style>
    <style:style style:name="T5" style:family="text">
      <style:text-properties officeooo:rsid="001afd0c"/>
    </style:style>
    <style:style style:name="T6" style:family="text">
      <style:text-properties fo:font-style="italic" style:font-style-asian="italic" style:font-style-complex="italic"/>
    </style:style>
    <style:style style:name="T7" style:family="text">
      <style:text-properties fo:font-style="italic" officeooo:rsid="001afd0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b4be6"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1afd0c" style:font-style-asian="normal" style:font-style-complex="normal"/>
    </style:style>
    <style:style style:name="T12" style:family="text">
      <style:text-properties fo:font-style="normal" officeooo:rsid="001c8a92" style:font-style-asian="normal" style:font-style-complex="normal"/>
    </style:style>
    <style:style style:name="T13" style:family="text">
      <style:text-properties fo:font-style="normal" officeooo:rsid="001e4ed8" style:font-style-asian="normal" style:font-style-complex="normal"/>
    </style:style>
    <style:style style:name="T14" style:family="text">
      <style:text-properties fo:font-style="normal" officeooo:rsid="00255684"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b4be6"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20150a" style:font-weight-asian="normal" style:font-weight-complex="normal"/>
    </style:style>
    <style:style style:name="T19" style:family="text">
      <style:text-properties fo:font-weight="normal" officeooo:rsid="00223dc5" style:font-weight-asian="normal" style:font-weight-complex="normal"/>
    </style:style>
    <style:style style:name="T20" style:family="text">
      <style:text-properties fo:font-weight="normal" officeooo:rsid="00240d7f" style:font-weight-asian="normal" style:font-weight-complex="normal"/>
    </style:style>
    <style:style style:name="T21" style:family="text">
      <style:text-properties fo:font-weight="bold" officeooo:rsid="0020150a" style:font-weight-asian="bold" style:font-weight-complex="bold"/>
    </style:style>
    <style:style style:name="T22" style:family="text">
      <style:text-properties officeooo:rsid="001e4ed8"/>
    </style:style>
    <style:style style:name="T23" style:family="text">
      <style:text-properties officeooo:rsid="0027f125"/>
    </style:style>
    <style:style style:name="T24" style:family="text">
      <style:text-properties officeooo:rsid="0028dbb2"/>
    </style:style>
    <style:style style:name="T25" style:family="text">
      <style:text-properties officeooo:rsid="00296576"/>
    </style:style>
    <style:style style:name="T26" style:family="text">
      <style:text-properties style:text-position="sub 58%" fo:font-style="normal" fo:font-weight="normal" style:font-style-asian="normal" style:font-weight-asian="normal" style:font-style-complex="normal" style:font-weight-complex="normal"/>
    </style:style>
    <style:style style:name="T27" style:family="text">
      <style:text-properties style:text-position="sub 58%" fo:font-style="normal" fo:font-weight="normal" officeooo:rsid="002b4be6" style:font-style-asian="normal" style:font-weight-asian="normal" style:font-style-complex="normal" style:font-weight-complex="normal"/>
    </style:style>
    <style:style style:name="T28" style:family="text">
      <style:text-properties officeooo:rsid="002b4be6"/>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posal of CoNLL 2017 Shared Task in <office:annotation office:name="__Annotation__3148_1794885480"><dc:creator>Daniel Zeman</dc:creator><dc:date>2016-08-23T20:40:11</dc:date><loext:sender-initials>DZ</loext:sender-initials><text:p text:style-name="P24"><text:span text:style-name="T29">I would like to have a task name that emphasizes how we differ from 2007, but I have not been able to find a better adjective than this one. It’s not so good – the 2007 task was indeed multi-lingual as well. Other possibilities: “Universal”; “End-to-End”</text:span></text:p></office:annotation>Multi-lingual<office:annotation-end office:name="__Annotation__3148_1794885480"/> Dependency Parsing</text:p>
      <text:h text:style-name="P17" text:outline-level="1">Organizing <office:annotation office:name="__Annotation__3159_1794885480"><dc:creator>Daniel Zeman</dc:creator><dc:date>2016-08-23T21:17:38</dc:date><loext:sender-initials>DZ</loext:sender-initials><text:p text:style-name="P24"><text:span text:style-name="T29">Do we already have the mailing list? Shall I set up a googlegroup?</text:span></text:p></office:annotation>Committee<office:annotation-end office:name="__Annotation__3159_1794885480"/></text:h>
      <text:h text:style-name="P19" text:outline-level="2">Chair</text:h>
      <text:p text:style-name="P3">Jan Hajič, <text:span text:style-name="T2">Charles University, Prague &lt;</text:span><text:a xlink:type="simple" xlink:href="mailto:hajic@ufal.mff.cuni.cz" text:style-name="Internet_20_link" text:visited-style-name="Visited_20_Internet_20_Link">hajic@ufal.mff.cuni.cz</text:a><text:span text:style-name="T2">&gt;</text:span></text:p>
      <text:h text:style-name="P19" text:outline-level="2">Management <office:annotation office:name="__Annotation__3160_1794885480"><dc:creator>Daniel Zeman</dc:creator><dc:date>2016-08-23T21:19:06</dc:date><loext:sender-initials>DZ</loext:sender-initials><text:p text:style-name="P24"><text:span text:style-name="T29">Do we have to say more about why we are the right people to run the task? Like Joakim has chaired the 2007 task, Jan the 2009 task, Dan co-organized two SemEval shared tasks, there are 10 core members of the Universal Dependencies consortium etc.?</text:span></text:p></office:annotation>Group<office:annotation-end office:name="__Annotation__3160_1794885480"/></text:h>
      <text:p text:style-name="P1">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P19" text:outline-level="2">Support Group</text:h>
      <text:p text:style-name="P2">Christopher Manning, Stanford University<text:line-break/>Marie-Catherine de Marneffe, Ohio State University<text:line-break/>Yoav Goldberg, Bar Ilan University<text:line-break/><text:span text:style-name="T4">Reut Tsarfaty, Weizmann Institute of Science</text:span><text:line-break/>Sampo Pyysalo, <text:span text:style-name="T4">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text:span text:style-name="T1">ü</text:span><text:span text:style-name="T3">bingen</text:span><text:span text:style-name="T4"><text:line-break/>Tommi Pirinen, University of Hamburg<text:line-break/>Paola Merlo, University of Geneva<text:line-break/>Anssi Yli-Jyrä, University of Helsinki<text:line-break/>Özlem Çetinoğlu, University of Stuttgart<text:line-break/>Juhani Luotolahti, University of Turku</text:span><text:span text:style-name="T4"><office:annotation><dc:creator>Daniel Zeman</dc:creator><dc:date>2016-08-23T21:15:12</dc:date><loext:sender-initials>DZ</loext:sender-initials><text:p text:style-name="P24"><text:span text:style-name="T29">Who is Jon Derdari? I cannot find his affiliation. There was one person at the lunch whom I don’t know so it may be him.</text:span></text:p></office:annotation></text:span></text:p>
      <text:h text:style-name="P18" text:outline-level="1">Description of the Shared <office:annotation office:name="__Annotation__3169_1794885480"><dc:creator>Daniel Zeman</dc:creator><dc:date>2016-08-23T21:25:44</dc:date><loext:sender-initials>DZ</loext:sender-initials><text:p text:style-name="P24"><text:span text:style-name="T29">Including its relevance for the study of computational natural language learning.</text:span></text:p></office:annotation>Task<office:annotation-end office:name="__Annotation__3169_1794885480"/></text:h>
      <text:p text:style-name="P4">Participating systems will <text:span text:style-name="T5">have to find syntactic dependencies between words, i.e. a </text:span><text:span text:style-name="T7">parent</text:span><text:span text:style-name="T11"> of each word, and the type (label) of the dependency </text:span><text:span text:style-name="T7">relation</text:span><text:span text:style-name="T11">. There will be multiple test sets in various </text:span><text:soft-page-break/><text:span text:style-name="T11">languages but all the data sets will adhere to one common annotation style: Universal Dependencies (</text:span><text:span text:style-name="T13">UD, </text:span><text:a xlink:type="simple" xlink:href="http://universaldependencies.org/" text:style-name="Internet_20_link" text:visited-style-name="Visited_20_Internet_20_Link"><text:span text:style-name="T11">http://universaldependencies.org/</text:span></text:a><text:span text:style-name="T11">).</text:span></text:p>
      <text:p text:style-name="P5"><text:span text:style-name="T10">We want to promote real-word scenarios and the participants will be asked to parse raw text where no gold-standard annotation (tokenization, lemmas, morphology) is available. </text:span><text:span text:style-name="T12">The only exception is sentence boundaries, which will be provided.</text:span><text:span text:style-name="T10"> However, there is an (at least one: </text:span><text:a xlink:type="simple" xlink:href="https://ufal.mff.cuni.cz/udpipe/" text:style-name="Internet_20_link" text:visited-style-name="Visited_20_Internet_20_Link"><text:span text:style-name="T10">https://ufal.mff.cuni.cz/udpipe/</text:span></text:a><text:span text:style-name="T10">) open-source baseline pipeline that the participants can run instead of training their own model for e.g. tokenization or tagging. </text:span><text:span text:style-name="T14">We will even provide variants of the test data that have been automatically tokenized and POS-tagged by UDPipe.</text:span><text:span text:style-name="T10"> We believe that this makes the task reasonably accessible also for beginners.</text:span></text:p>
      <text:p text:style-name="P10">We do not plan on running separate open and closed tracks. Instead, we want to include every system in a single track, which will be formally closed, but we intend to make the list of permitted resources rather broad; see below for more on the data selection process.</text:p>
      <text:h text:style-name="P18" text:outline-level="1">Data</text:h>
      <text:p text:style-name="P6">The task will only work with resources that are publicly available, royalty-free, under a license that is free at least for non-commercial usage (e.g. Creative Commons BY-NC-SA, BY-SA etc.) The right to use the data must not be limited to the shared task, i.e. the data must be available for follow-up research, too.</text:p>
      <text:h text:style-name="P20" text:outline-level="2">Treebanks</text:h>
      <text:p text:style-name="P6">The main data sets will be taken from the current version of the Universal Dependencies treebanks. Note that this means that the test data will be known in advance and we have to trust the participants not to take advantage of it. <text:span text:style-name="T22">We hope to be able to provide for some languages </text:span><office:annotation office:name="__Annotation__3269_1794885480"><dc:creator>Daniel Zeman</dc:creator><dc:date>2016-08-23T22:21:49</dc:date><loext:sender-initials>DZ</loext:sender-initials><text:p text:style-name="P24"><text:span text:style-name="T29">Should we also mention somewhere what we will do in case of multiple UD treebanks for one language, such as UD_Finnish and UD_Finnish-FTB?</text:span></text:p></office:annotation><text:span text:style-name="T22">additional test sets</text:span><office:annotation-end office:name="__Annotation__3269_1794885480"/><text:span text:style-name="T22">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text:span text:style-name="T21">surprise language(s),</text:span><text:span text:style-name="T18"> which ha</text:span><text:span text:style-name="T19">ve</text:span><text:span text:style-name="T18"> not been previously released in UD and for which we will not provide training data. Gold-standard data of the surprise language(s) will be also made available after the shared task.</text:span></text:p>
      <text:p text:style-name="P7"><text:span text:style-name="T20">A conservative estimate is that we will be able to evaluate the systems on 15-20 languages. </text:span><text:span text:style-name="T18">W</text:span><text:span text:style-name="T17">e will only include UD treebanks </text:span><text:span text:style-name="T20">which pass validation tests for the current UD guidelines, and</text:span><text:span text:style-name="T17"> for which we can obtain a test set of at least 10,000 words</text:span><text:span text:style-name="T20">.</text:span><text:span text:style-name="T17"> There is no upper limit on the test size (the largest test set is currently ~170K). Participants will receive training+development data with gold-standard tokenization, POS tags and dependency relations; for some languages also lemmas and/or morphological features. The size of this data will vary according to availability. For some languages it may be as small as the test data (or even smaller), for others it will be 9× larger then the test data, for the surprise languages it will be </text:span><office:annotation office:name="__Annotation__3288_1794885480"><dc:creator>Daniel Zeman</dc:creator><dc:date>2016-08-23T22:35:00</dc:date><loext:sender-initials>DZ</loext:sender-initials><text:p text:style-name="P24"><text:span text:style-name="T29">Or close to zero. We have to decide about the 20 sentence sample.</text:span></text:p></office:annotation><text:span text:style-name="T17">zero</text:span><office:annotation-end office:name="__Annotation__3288_1794885480"/><text:span text:style-name="T17">. One part of this data will be formally designated as the development data, but the participants will be free to use it for training of their systems too.</text:span></text:p>
      <text:h text:style-name="P21" text:outline-level="2"><text:soft-page-break/>Raw Data</text:h>
      <text:p text:style-name="P8">We will provide additional raw data for the languages of the shared task, useful e.g. for computation of word embeddings. This data will be taken from CommonCrawl and automatically sorted by a language recognizer. It may not be available for all languages (note that UD contains also some classical languages such as Ancient Greek) but we are confident that we will be able to provide about a billion words for most languages. For convenience, we will provide a variant of this data pre-processed by UDPipe, and also pre-computed word embedding vectors for those participants who want to use them but do not want to tweak their own setting of the word-to-vector software.</text:p>
      <text:h text:style-name="P22" text:outline-level="2">Parallel Data</text:h>
      <text:p text:style-name="P9">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is data; participants are simply referred to the OPUS website.</text:p>
      <text:h text:style-name="P22" text:outline-level="2">Call for Additional Data</text:h>
      <text:p text:style-name="P9">Instead of organizing a separate open track we will encourage the participants to report <text:span text:style-name="T24">(by the end of December)</text:span> additional data they want to use. If <text:span text:style-name="T23">the data is relevant to the task and it meets</text:span> the <text:span text:style-name="T23">public availability condition, it will be added to the list of resources available to participants.</text:span></text:p>
      <text:h text:style-name="P18" text:outline-level="1">Evaluation of Participating Systems</text:h>
      <text:p text:style-name="P11">All systems will be required to generate valid output <text:span text:style-name="T28">in the CoNLL-U format</text:span> for all test sets. They will know the language of the test set, but they must respond even to unknown language codes (for which there are no training data). The systems will be able to select either raw text as input, or one of the alternatives pre-processed by UDPipe (system description papers should indicate what kind of input data the system uses). Participants may choose to test their system on multiple input alternatives, for example to have their own tokenization compared with the baseline tokenization. On each test set, one system may produce up to one output per input alternative, but it must produce <office:annotation office:name="__Annotation__267_1501412069"><dc:creator>Daniel Zeman</dc:creator><dc:date>2016-08-24T10:00:40</dc:date><loext:sender-initials>DZ</loext:sender-initials><text:p text:style-name="P25"><text:span text:style-name="T29">BTW, are we going to run the validator and discard outputs that contain cycles?</text:span></text:p></office:annotation>valid<office:annotation-end office:name="__Annotation__267_1501412069"/> output for at least one input alternative. We will publish results of all runs of a system, but only the best run will be used in the main system score.</text:p>
      <text:p text:style-name="P12">The evaluation will focus on dependency relations, i.e. index of the parent node and the label of the relation. POS tags, lemmas and morphological features are not part of the main evaluation metric, although the systems are free to predict them too. On the other hand, tokenization must be included in the metric because the systems cannot access gold-standard tokenization, and tokens are necessary for dependency evaluation.</text:p>
      <text:p text:style-name="P12">The evaluation starts by aligning the system-produced tokens to the gold standard ones. This process is straightforward for CoNLL-U tokens (see <text:a xlink:type="simple" xlink:href="http://universaldependencies.org/format.html#words-and-tokens" text:style-name="Internet_20_link" text:visited-style-name="Visited_20_Internet_20_Link">http://universaldependencies.org/format.html#words-and-tokens</text:a>) which <office:annotation office:name="__Annotation__215_1501412069"><dc:creator>Daniel Zeman</dc:creator><dc:date>2016-08-24T09:40:35</dc:date><loext:sender-initials>DZ</loext:sender-initials><text:p text:style-name="P25"><text:span text:style-name="T29">But what about punctuation that is / is not separated from the neighboring word? They do not form a multi-word token in the UD sense, but the system can still fail to identify them.</text:span></text:p></office:annotation>can be identified by their range<office:annotation-end office:name="__Annotation__215_1501412069"/> in the original plain text; for CoNLL-U words being part of multiword-tokens, we use longest common subsequence to perform the alignment. We completely <office:annotation office:name="__Annotation__238_1501412069"><dc:creator>Daniel Zeman</dc:creator><dc:date>2016-08-24T09:42:12</dc:date><loext:sender-initials>DZ</loext:sender-initials><text:p text:style-name="P25"><text:span text:style-name="T29">OK, we have to make this compatible with what I wrote above. I thought that sentence breaks is the only gold-standard thing that will be given to the systems. But it probably makes more sense this way; then if a system has correct tokens but a wrong sentence break, it will be penalized in the missing relations across the false sentence break.</text:span></text:p></office:annotation>ignore sentence breaks<office:annotation-end office:name="__Annotation__238_1501412069"/> during tokenizer evaluation.</text:p>
      <text:p text:style-name="P13"><text:soft-page-break/>Once tokens (words) are aligned, we will compute two metrics: LAS <text:span text:style-name="T6">(labeled attachment score)</text:span><text:span text:style-name="T10"> and CNC (</text:span><text:span text:style-name="T6">core-non-core score</text:span><text:span text:style-name="T10">, a draft is described in </text:span><text:a xlink:type="simple" xlink:href="http://stp.lingfil.uu.se/~nivre/docs/udeval-cl.pdf" text:style-name="Internet_20_link" text:visited-style-name="Visited_20_Internet_20_Link"><text:span text:style-name="T25">http://stp.lingfil.uu.se/~nivre/docs/udeval-cl.pdf</text:span></text:a><text:span text:style-name="T25"> </text:span>but it will be further refined for the shared task). <office:annotation office:name="__Annotation__240_1501412069"><dc:creator>Daniel Zeman</dc:creator><dc:date>2016-08-24T09:51:30</dc:date><loext:sender-initials>DZ</loext:sender-initials><text:p text:style-name="P25"><text:span text:style-name="T29">Which one?</text:span></text:p></office:annotation>TBD<office:annotation-end office:name="__Annotation__240_1501412069"/> is the main metric that will be used in the main system ranking: the best score of the system for each test set will be taken, and the arithmetic mean of these scores will be the overall score of the system.</text:p>
      <text:p text:style-name="P14">LAS<text:span text:style-name="T17"> </text:span><text:span text:style-name="T8">(labeled attachment score)</text:span><text:span text:style-name="T15"> is a standard evaluation metric in dependency parsing: the number of correct relations is divided by the number of nodes, where each node has just one incoming relation, and the relation is correct if 1. the parent node is identified correctly, and 2. the dependency relation type (label) is assigned correctly. (Note that UD uses the notion of language-specific relation subtypes but we will evaluate only the universal part of the label. For instance, if either the system output or the gold standard data have the label “acl:relcl”, we will disregard the “:relcl” part and only check whether “acl” matches.) In our configuration, the LAS will be modified to take tokenization mismatches into account. A relation is correct only if both nodes of the relation match existing gold-standard nodes. Precision P is the number of correct relations divided by the number of system-produced nodes; recall R is the number of correct relations divided by the number of gold-standard nodes. We define LAS as the F</text:span><text:span text:style-name="T26">1</text:span><text:span text:style-name="T15">-score = 2PR / (P+R).</text:span></text:p>
      <text:p text:style-name="P14"><text:span text:style-name="T10">CNC</text:span><text:span text:style-name="T15"> reflects the fact that Universal Dependencies annotation is centered around relations between content words. Relation attaching function words can be seen as a substitute for what is achieved by morphology in other languages. Since we do not evaluate morphological analysis in this task, it makes sense to also look at results without function words and punctuation. </text:span><text:span text:style-name="T16">Similarly to our extended LAS metric, CNC is computed as F</text:span><text:span text:style-name="T27">1</text:span><text:span text:style-name="T16">-score of precision and recall. The difference to LAS is that there is a pre-defined list of </text:span><text:span text:style-name="T9">core</text:span><text:span text:style-name="T16"> dependency relations, which will be evaluated. Precision P is the number of correct core relations divided by the number of system produced core relations; recall R is the number of correct core relations divided by the number of gold-standard core relations. Again, a relation is not correct if one of the word forms does not match the gold standard, i.e. if there are tokenization errors.</text:span></text:p>
      <text:p text:style-name="P23">The evaluation script is not ready at the time of writing this proposal but it will be publicly available by the end of December at the latest.</text:p>
      <text:p text:style-name="P4">We plan to use the Tira platform (<text:a xlink:type="simple" xlink:href="http://www.tira.io/" text:style-name="Internet_20_link" text:visited-style-name="Visited_20_Internet_20_Link">http://www.tira.io/</text:a>) as suggested in the Call for proposals.<text:line-break/>Therefore, the participants will submit the systems, not parsed data, allowing us not to give the testing data beforehand (only after the Shared Task is evaluated).</text:p>
      <text:h text:style-name="P18" text:outline-level="1">Other Relevant <office:annotation office:name="__Annotation__3172_1794885480"><dc:creator>Daniel Zeman</dc:creator><dc:date>2016-08-23T21:29:14</dc:date><loext:sender-initials>DZ</loext:sender-initials><text:p text:style-name="P24"><text:span text:style-name="T29">Including previous evaluations of the proposed task. We should compare ourselves with CoNLL 2006-2007, ICON 2009-2010, SPMRL 2013-2014. What is it what makes our task novel?</text:span></text:p><text:p text:style-name="P24"><text:span text:style-name="T29"/></text:p><text:p text:style-name="P24"><text:span text:style-name="T29">We can also mention here that we want to organize 2018 and what are the possible enhancements we foresee.</text:span></text:p></office:annotation>Information<office:annotation-end office:name="__Annotation__3172_1794885480"/></text:h>
      <text:p text:style-name="P15">novel: treebanks in many languages all share the same annotation style; end-to-end parsing (gold-standard tokenization and morphology is not provided; this feature is novel in CoNLL but it has been present in SPM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4T13:14:18.592000000</dc:date>
    <dc:creator>Daniel Zeman</dc:creator>
    <meta:editing-duration>PT2H13M22S</meta:editing-duration>
    <meta:editing-cycles>19</meta:editing-cycles>
    <meta:generator>LibreOffice/5.0.5.2$Windows_x86 LibreOffice_project/55b006a02d247b5f7215fc6ea0fde844b30035b3</meta:generator>
    <meta:document-statistic meta:table-count="0" meta:image-count="0" meta:object-count="0" meta:page-count="4" meta:paragraph-count="34" meta:word-count="1675" meta:character-count="10628" meta:non-whitespace-character-count="8987"/>
  </office:meta>
</office:document-meta>
</file>